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ec37"/>
    </style:style>
    <style:style style:name="P2" style:family="paragraph" style:parent-style-name="Standard">
      <style:text-properties officeooo:rsid="0002ec37" officeooo:paragraph-rsid="0002ec37"/>
    </style:style>
    <style:style style:name="P3" style:family="paragraph" style:parent-style-name="Standard">
      <style:text-properties officeooo:rsid="0003611d" officeooo:paragraph-rsid="0003611d"/>
    </style:style>
    <style:style style:name="P4" style:family="paragraph" style:parent-style-name="Standard">
      <style:text-properties officeooo:rsid="0003611d" officeooo:paragraph-rsid="0003611d"/>
    </style:style>
    <style:style style:name="P5" style:family="paragraph" style:parent-style-name="Standard">
      <style:text-properties fo:font-size="16pt" officeooo:rsid="0004b022" officeooo:paragraph-rsid="0003611d" style:font-size-asian="16pt" style:font-size-complex="16pt"/>
    </style:style>
    <style:style style:name="P6" style:family="paragraph" style:parent-style-name="Standard">
      <style:text-properties fo:font-size="12pt" officeooo:rsid="0004b022" officeooo:paragraph-rsid="0003611d" style:font-size-asian="10.5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 - Criar a store;</text:p>
      <text:p text:style-name="P2">no index.js da pasta da store</text:p>
      <text:p text:style-name="P2"/>
      <text:p text:style-name="P2">2 – importar o provider (para conectar) no index principal, encapsulando o &lt;App /&gt;</text:p>
      <text:p text:style-name="P2">&lt;provider store={ store }&gt;</text:p>
      <text:p text:style-name="P2">&lt;App /&gt;</text:p>
      <text:p text:style-name="P2"/>
      <text:p text:style-name="P2">3 – fazer o reducer – um reducer para cada tipo de informação.</text:p>
      <text:p text:style-name="P2">Fazer o index do reducer</text:p>
      <text:p text:style-name="P2"/>
      <text:p text:style-name="P3">payload: state (boa prática colocar o state no payload, o payload vira um objeto com os estados.</text:p>
      <text:p text:style-name="P2"/>
      <text:p text:style-name="P3">Para combinar os reducers</text:p>
      <text:p text:style-name="P3"/>
      <text:p text:style-name="P3"/>
      <text:p text:style-name="P3">import { combineReducers } from redux;</text:p>
      <text:p text:style-name="P3"/>
      <text:p text:style-name="P3">const xablau =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Redux-Thunk</text:p>
      <text:p text:style-name="P5"/>
      <text:p text:style-name="P6">Segue o fluxo para usar o redux-thunk em uma aplicação:</text:p>
      <text:p text:style-name="P6"/>
      <text:p text:style-name="P6">1. Instalar o redux-thunk através do npm</text:p>
      <text:p text:style-name="P6">2. Importar a função applyMiddleware do Redux</text:p>
      <text:p text:style-name="P6">3. Importar a função thunk do redux-thunk</text:p>
      <text:p text:style-name="P6">4. Criar a store passando a função applyMiddleware(thunk) como parâmetro.</text:p>
      <text:p text:style-name="P6"/>
      <text:p text:style-name="P6">Ordem correta do fluxo do redux-thunk, considerando o disparo da ação pela interface até sua atualização na mesma:</text:p>
      <text:p text:style-name="P6"/>
      <text:p text:style-name="P6">1. Pessoa usuária executa a ação na interface, chamando a action</text:p>
      <text:p text:style-name="P6">6. A action dispara seu dispatch</text:p>
      <text:p text:style-name="P6">5. O redux-thunk captura a action, agindo como middleware</text:p>
      <text:p text:style-name="P6">7. O redux-thunk comunica-se com a API, aguardando sua resposta</text:p>
      <text:p text:style-name="P6">2. O redux-thunk envia a resposta para o reducer correto</text:p>
      <text:p text:style-name="P6">3. O reducer pega o estado atual da store e o modifica, de acordo com a action</text:p>
      <text:p text:style-name="P6">4. A store é modificada</text:p>
      <text:p text:style-name="P6">8. A interface é atualizad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3T19:08:36.929162221</meta:creation-date>
    <dc:date>2022-05-17T10:50:12.443759298</dc:date>
    <meta:editing-duration>PT36M5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26" meta:word-count="209" meta:character-count="1201" meta:non-whitespace-character-count="1014"/>
  </office:meta>
</office:document-meta>
</file>